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7in"/>
    </style:style>
    <style:style style:name="co2" style:family="table-column">
      <style:table-column-properties fo:break-before="auto" style:column-width="3.2528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2.4327in"/>
    </style:style>
    <style:style style:name="co5" style:family="table-column">
      <style:table-column-properties fo:break-before="auto" style:column-width="2.298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049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nstruction</text:p>
          </table:table-cell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ptystlmap <text:s text:c="19"/></text:p>
          </table:table-cell>
          <table:table-cell table:style-name="ce6" office:value-type="string">
            <text:p>emptystlset </text:p>
          </table:table-cell>
          <table:table-cell table:style-name="ce6" office:value-type="string">
            <text:p>emptystlmmap <text:s text:c="19"/></text:p>
          </table:table-cell>
          <table:table-cell table:style-name="ce6" office:value-type="string">
            <text:p>emptystlmset </text:p>
          </table:table-cell>
          <table:table-cell table:style-name="ce6" office:value-type="string">
            <text:p>emptystlshmap </text:p>
          </table:table-cell>
          <table:table-cell table:style-name="ce6" office:value-type="string">
            <text:p>emptystlhset </text:p>
          </table:table-cell>
          <table:table-cell table:style-name="ce8" office:value-type="string">
            <text:p>emptystlvec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,veql) </text:p>
          </table:table-cell>
          <table:table-cell/>
          <table:table-cell office:value-type="string">
            <text:p>mkstlmmap (kcmp,dflt,vcmp,veql) </text:p>
          </table:table-cell>
          <table:table-cell table:number-columns-repeated="3"/>
          <table:table-cell office:value-type="string">
            <text:p>mkstlvec x n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) <text:s text:c="5"/></text:p>
          </table:table-cell>
          <table:table-cell/>
          <table:table-cell office:value-type="string">
            <text:p>mkstlmmap (kcmp,dflt,vcmp) <text:s text:c="5"/></text:p>
          </table:table-cell>
          <table:table-cell table:number-columns-repeated="6"/>
        </table:table-row>
        <table:table-row table:style-name="ro1">
          <table:table-cell office:value-type="string">
            <text:p>mkstlmap (kcmp,dflt) <text:s text:c="10"/></text:p>
          </table:table-cell>
          <table:table-cell/>
          <table:table-cell office:value-type="string">
            <text:p>mkstlmmap (kcmp,dflt) <text:s text:c="10"/></text:p>
          </table:table-cell>
          <table:table-cell table:number-columns-repeated="6"/>
        </table:table-row>
        <table:table-row table:style-name="ro1">
          <table:table-cell office:value-type="string">
            <text:p>mkstlmap kcmp <text:s text:c="17"/></text:p>
          </table:table-cell>
          <table:table-cell office:value-type="string">
            <text:p>mkstlset kcmp</text:p>
          </table:table-cell>
          <table:table-cell office:value-type="string">
            <text:p>mkstlmmap kcmp <text:s text:c="17"/></text:p>
          </table:table-cell>
          <table:table-cell office:value-type="string">
            <text:p>mkstlmset kcmp</text:p>
          </table:table-cell>
          <table:table-cell table:number-columns-repeated="5"/>
        </table:table-row>
        <table:table-row table:style-name="ro1">
          <table:table-cell office:value-type="string">
            <text:p>stlmap xs </text:p>
          </table:table-cell>
          <table:table-cell office:value-type="string">
            <text:p>stlset xs </text:p>
          </table:table-cell>
          <table:table-cell office:value-type="string">
            <text:p>stlmmap xs </text:p>
          </table:table-cell>
          <table:table-cell office:value-type="string">
            <text:p>stlmset xs </text:p>
          </table:table-cell>
          <table:table-cell office:value-type="string">
            <text:p>stlshmap xs </text:p>
          </table:table-cell>
          <table:table-cell office:value-type="string">
            <text:p>stlhset xs </text:p>
          </table:table-cell>
          <table:table-cell office:value-type="string">
            <text:p>stlvec xs </text:p>
          </table:table-cell>
          <table:table-cell table:number-columns-repeated="2"/>
        </table:table-row>
        <table:table-row table:style-name="ro1">
          <table:table-cell office:value-type="string">
            <text:p>stlmap sv </text:p>
          </table:table-cell>
          <table:table-cell office:value-type="string">
            <text:p>stlset sv </text:p>
          </table:table-cell>
          <table:table-cell office:value-type="string">
            <text:p>stlmmap sv </text:p>
          </table:table-cell>
          <table:table-cell office:value-type="string">
            <text:p>stlmset sv </text:p>
          </table:table-cell>
          <table:table-cell office:value-type="string">
            <text:p>stlshmap sv </text:p>
          </table:table-cell>
          <table:table-cell office:value-type="string">
            <text:p>stlhset sv </text:p>
          </table:table-cell>
          <table:table-cell office:value-type="string">
            <text:p>stlvec sv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map smrng</text:p>
          </table:table-cell>
          <table:table-cell table:style-name="ce7" office:value-type="string">
            <text:p>stlset ssrng </text:p>
          </table:table-cell>
          <table:table-cell table:style-name="ce7" office:value-type="string">
            <text:p>stlmmap smmrng </text:p>
          </table:table-cell>
          <table:table-cell table:style-name="ce7" office:value-type="string">
            <text:p>stlmset smsrng </text:p>
          </table:table-cell>
          <table:table-cell table:style-name="ce7" office:value-type="string">
            <text:p>stlshmap shm </text:p>
          </table:table-cell>
          <table:table-cell table:style-name="ce7" office:value-type="string">
            <text:p>stlhset shs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nformati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#) sm </text:p>
          </table:table-cell>
          <table:table-cell table:style-name="ce6" office:value-type="string">
            <text:p>(#) ss </text:p>
          </table:table-cell>
          <table:table-cell table:style-name="ce6" office:value-type="string">
            <text:p>(#) smm </text:p>
          </table:table-cell>
          <table:table-cell table:style-name="ce6" office:value-type="string">
            <text:p>(#) sms </text:p>
          </table:table-cell>
          <table:table-cell table:style-name="ce6" office:value-type="string">
            <text:p>(#) shm </text:p>
          </table:table-cell>
          <table:table-cell table:style-name="ce6" office:value-type="string">
            <text:p>(#) shs </text:p>
          </table:table-cell>
          <table:table-cell table:style-name="ce8" office:value-type="string">
            <text:p>(#) sv </text:p>
          </table:table-cell>
          <table:table-cell table:number-columns-repeated="2"/>
        </table:table-row>
        <table:table-row table:style-name="ro1">
          <table:table-cell office:value-type="string">
            <text:p>stl::empty sm </text:p>
          </table:table-cell>
          <table:table-cell office:value-type="string">
            <text:p>stl::empty ss </text:p>
          </table:table-cell>
          <table:table-cell office:value-type="string">
            <text:p>stl::empty smm </text:p>
          </table:table-cell>
          <table:table-cell office:value-type="string">
            <text:p>stl::empty sms </text:p>
          </table:table-cell>
          <table:table-cell office:value-type="string">
            <text:p>stl::empty shm </text:p>
          </table:table-cell>
          <table:table-cell office:value-type="string">
            <text:p>stl::empty shs </text:p>
          </table:table-cell>
          <table:table-cell office:value-type="string">
            <text:p>stl::empty sv</text:p>
          </table:table-cell>
          <table:table-cell table:number-columns-repeated="2"/>
        </table:table-row>
        <table:table-row table:style-name="ro1">
          <table:table-cell office:value-type="string">
            <text:p>stl::distance smrng </text:p>
          </table:table-cell>
          <table:table-cell office:value-type="string">
            <text:p>stl::distance ssrng </text:p>
          </table:table-cell>
          <table:table-cell office:value-type="string">
            <text:p>stl::distance smmrng </text:p>
          </table:table-cell>
          <table:table-cell office:value-type="string">
            <text:p>stl::distance smsrng </text:p>
          </table:table-cell>
          <table:table-cell table:number-columns-repeated="5"/>
        </table:table-row>
        <table:table-row table:style-name="ro1">
          <table:table-cell office:value-type="string">
            <text:p>stl::count sm key </text:p>
          </table:table-cell>
          <table:table-cell office:value-type="string">
            <text:p>stl::count ss key </text:p>
          </table:table-cell>
          <table:table-cell office:value-type="string">
            <text:p>stl::count smm key </text:p>
          </table:table-cell>
          <table:table-cell office:value-type="string">
            <text:p>stl::count sms key </text:p>
          </table:table-cell>
          <table:table-cell office:value-type="string">
            <text:p>stl::count shm key </text:p>
          </table:table-cell>
          <table:table-cell office:value-type="string">
            <text:p>stl::count shs key </text:p>
          </table:table-cell>
          <table:table-cell table:number-columns-repeated="3"/>
        </table:table-row>
        <table:table-row table:style-name="ro1">
          <table:table-cell office:value-type="string">
            <text:p>stl::bounds smrng </text:p>
          </table:table-cell>
          <table:table-cell office:value-type="string">
            <text:p>stl::bounds ssrng </text:p>
          </table:table-cell>
          <table:table-cell office:value-type="string">
            <text:p>stl::bounds smmrng </text:p>
          </table:table-cell>
          <table:table-cell office:value-type="string">
            <text:p>stl::bounds smsrng </text:p>
          </table:table-cell>
          <table:table-cell table:number-columns-repeated="2"/>
          <table:table-cell office:value-type="string">
            <text:p>stl::bounds svrng</text:p>
          </table:table-cell>
          <table:table-cell table:number-columns-repeated="2"/>
        </table:table-row>
        <table:table-row table:style-name="ro1">
          <table:table-cell office:value-type="string">
            <text:p>stl::container_info smrng </text:p>
          </table:table-cell>
          <table:table-cell office:value-type="string">
            <text:p>stl::container_info ssrng </text:p>
          </table:table-cell>
          <table:table-cell office:value-type="string">
            <text:p>stl::container_info smmrng </text:p>
          </table:table-cell>
          <table:table-cell office:value-type="string">
            <text:p>stl::container_info smsrng </text:p>
          </table:table-cell>
          <table:table-cell office:value-type="string">
            <text:p>stl::container_info shm </text:p>
          </table:table-cell>
          <table:table-cell office:value-type="string">
            <text:p>stl::container_info shs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bucket_size shm n</text:p>
          </table:table-cell>
          <table:table-cell office:value-type="string">
            <text:p>stl::bucket_size shs 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shmap_reserve shm mlf n</text:p>
          </table:table-cell>
          <table:table-cell office:value-type="string">
            <text:p>stl::shsap_reserve shs mlf 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tl::reserve sv n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stl::capacity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1" office:value-type="string">
            <text:p>Modifica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sert sm elm </text:p>
          </table:table-cell>
          <table:table-cell table:style-name="ce6" office:value-type="string">
            <text:p>insert ss elm </text:p>
          </table:table-cell>
          <table:table-cell table:style-name="ce6" office:value-type="string">
            <text:p>insert smm elm </text:p>
          </table:table-cell>
          <table:table-cell table:style-name="ce6" office:value-type="string">
            <text:p>insert sms elm </text:p>
          </table:table-cell>
          <table:table-cell table:style-name="ce6" office:value-type="string">
            <text:p>insert shm elm </text:p>
          </table:table-cell>
          <table:table-cell table:style-name="ce6" office:value-type="string">
            <text:p>insert shs elm </text:p>
          </table:table-cell>
          <table:table-cell table:style-name="ce8" office:value-type="string">
            <text:p>insert (sv, p) elm </text:p>
          </table:table-cell>
          <table:table-cell table:number-columns-repeated="2"/>
        </table:table-row>
        <table:table-row table:style-name="ro1">
          <table:table-cell office:value-type="string">
            <text:p>insert sm xs </text:p>
          </table:table-cell>
          <table:table-cell office:value-type="string">
            <text:p>insert ss xs </text:p>
          </table:table-cell>
          <table:table-cell table:style-name="ce5" office:value-type="string">
            <text:p>insert smm xs </text:p>
          </table:table-cell>
          <table:table-cell table:style-name="ce5" office:value-type="string">
            <text:p>insert sms xs </text:p>
          </table:table-cell>
          <table:table-cell table:style-name="ce5" office:value-type="string">
            <text:p>insert shm xs </text:p>
          </table:table-cell>
          <table:table-cell table:style-name="ce5" office:value-type="string">
            <text:p>insert shs xs </text:p>
          </table:table-cell>
          <table:table-cell office:value-type="string">
            <text:p>insert (sv, p) xs </text:p>
          </table:table-cell>
          <table:table-cell table:number-columns-repeated="2"/>
        </table:table-row>
        <table:table-row table:style-name="ro1">
          <table:table-cell office:value-type="string">
            <text:p>insert sm v </text:p>
          </table:table-cell>
          <table:table-cell office:value-type="string">
            <text:p>insert ss v </text:p>
          </table:table-cell>
          <table:table-cell table:style-name="ce5" office:value-type="string">
            <text:p>insert smm v </text:p>
          </table:table-cell>
          <table:table-cell table:style-name="ce5" office:value-type="string">
            <text:p>insert sms v </text:p>
          </table:table-cell>
          <table:table-cell table:style-name="ce5" office:value-type="string">
            <text:p>insert shm v </text:p>
          </table:table-cell>
          <table:table-cell table:style-name="ce5" office:value-type="string">
            <text:p>insert shs v </text:p>
          </table:table-cell>
          <table:table-cell office:value-type="string">
            <text:p>insert (sv, p) v</text:p>
          </table:table-cell>
          <table:table-cell table:number-columns-repeated="2"/>
        </table:table-row>
        <table:table-row table:style-name="ro1">
          <table:table-cell office:value-type="string">
            <text:p>insert sm smrng </text:p>
          </table:table-cell>
          <table:table-cell office:value-type="string">
            <text:p>insert ss ssrng </text:p>
          </table:table-cell>
          <table:table-cell office:value-type="string">
            <text:p>insert smm smmrng </text:p>
          </table:table-cell>
          <table:table-cell office:value-type="string">
            <text:p>insert sms smsrng </text:p>
          </table:table-cell>
          <table:table-cell office:value-type="string">
            <text:p>insert shm shm2</text:p>
          </table:table-cell>
          <table:table-cell office:value-type="string">
            <text:p>insert shs shs2</text:p>
          </table:table-cell>
          <table:table-cell office:value-type="string">
            <text:p>insert (sv, p) svrng </text:p>
          </table:table-cell>
          <table:table-cell table:number-columns-repeated="2"/>
        </table:table-row>
        <table:table-row table:style-name="ro1">
          <table:table-cell office:value-type="string">
            <text:p>insert sm sv </text:p>
          </table:table-cell>
          <table:table-cell office:value-type="string">
            <text:p>insert ss sv </text:p>
          </table:table-cell>
          <table:table-cell office:value-type="string">
            <text:p>insert smm sv </text:p>
          </table:table-cell>
          <table:table-cell office:value-type="string">
            <text:p>insert sms sv </text:p>
          </table:table-cell>
          <table:table-cell office:value-type="string">
            <text:p>insert shm sv </text:p>
          </table:table-cell>
          <table:table-cell office:value-type="string">
            <text:p>insert shs sv </text:p>
          </table:table-cell>
          <table:table-cell office:value-type="string">
            <text:p>insert (sv, p) sv</text:p>
          </table:table-cell>
          <table:table-cell table:number-columns-repeated="2"/>
        </table:table-row>
        <table:table-row table:style-name="ro1">
          <table:table-cell office:value-type="string">
            <text:p>insert_or_replace sm elm</text:p>
          </table:table-cell>
          <table:table-cell table:number-columns-repeated="3"/>
          <table:table-cell office:value-type="string">
            <text:p>insert_or_replace sm elm</text:p>
          </table:table-cell>
          <table:table-cell table:number-columns-repeated="4"/>
        </table:table-row>
        <table:table-row table:style-name="ro1">
          <table:table-cell office:value-type="string">
            <text:p>insert_or_replace sm xs</text:p>
          </table:table-cell>
          <table:table-cell table:number-columns-repeated="3"/>
          <table:table-cell office:value-type="string">
            <text:p>insert_or_replace sm xs</text:p>
          </table:table-cell>
          <table:table-cell table:number-columns-repeated="4"/>
        </table:table-row>
        <table:table-row table:style-name="ro1">
          <table:table-cell office:value-type="string">
            <text:p>insert_or_replace sm v</text:p>
          </table:table-cell>
          <table:table-cell table:number-columns-repeated="3"/>
          <table:table-cell office:value-type="string">
            <text:p>insert_or_replace sm v</text:p>
          </table:table-cell>
          <table:table-cell table:number-columns-repeated="4"/>
        </table:table-row>
        <table:table-row table:style-name="ro1">
          <table:table-cell office:value-type="string">
            <text:p>insert_or_replace sm sv </text:p>
          </table:table-cell>
          <table:table-cell table:number-columns-repeated="3"/>
          <table:table-cell office:value-type="string">
            <text:p>insert_or_replace shm sv </text:p>
          </table:table-cell>
          <table:table-cell table:number-columns-repeated="4"/>
        </table:table-row>
        <table:table-row table:style-name="ro1">
          <table:table-cell office:value-type="string">
            <text:p>insert_or_replace sm smrng </text:p>
          </table:table-cell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replace sm key val </text:p>
          </table:table-cell>
          <table:table-cell/>
          <table:table-cell office:value-type="string">
            <text:p>replace smm key vals </text:p>
          </table:table-cell>
          <table:table-cell/>
          <table:table-cell office:value-type="string">
            <text:p>replace shm key val </text:p>
          </table:table-cell>
          <table:table-cell/>
          <table:table-cell office:value-type="string">
            <text:p>replace sv p x </text:p>
          </table:table-cell>
          <table:table-cell table:number-columns-repeated="2"/>
        </table:table-row>
        <table:table-row table:style-name="ro1">
          <table:table-cell office:value-type="string">
            <text:p>replace_with fun sm (key,val)</text:p>
          </table:table-cell>
          <table:table-cell table:number-columns-repeated="8"/>
        </table:table-row>
        <table:table-row table:style-name="ro1">
          <table:table-cell office:value-type="string">
            <text:p>erase sm </text:p>
          </table:table-cell>
          <table:table-cell office:value-type="string">
            <text:p>erase ss </text:p>
          </table:table-cell>
          <table:table-cell office:value-type="string">
            <text:p>erase smm </text:p>
          </table:table-cell>
          <table:table-cell office:value-type="string">
            <text:p>erase sms </text:p>
          </table:table-cell>
          <table:table-cell office:value-type="string">
            <text:p>erase shm </text:p>
          </table:table-cell>
          <table:table-cell office:value-type="string">
            <text:p>erase shs </text:p>
          </table:table-cell>
          <table:table-cell office:value-type="string">
            <text:p>erase sv </text:p>
          </table:table-cell>
          <table:table-cell table:number-columns-repeated="2"/>
        </table:table-row>
        <table:table-row table:style-name="ro1">
          <table:table-cell office:value-type="string">
            <text:p>erase (sm,key1,key2) </text:p>
          </table:table-cell>
          <table:table-cell office:value-type="string">
            <text:p>erase (ss,key1,key2) </text:p>
          </table:table-cell>
          <table:table-cell office:value-type="string">
            <text:p>erase (smm,key1,key2) </text:p>
          </table:table-cell>
          <table:table-cell office:value-type="string">
            <text:p>erase (sms,key1,key2) </text:p>
          </table:table-cell>
          <table:table-cell table:number-columns-repeated="2"/>
          <table:table-cell office:value-type="string">
            <text:p>erase (sv, f, l) </text:p>
          </table:table-cell>
          <table:table-cell table:number-columns-repeated="2"/>
        </table:table-row>
        <table:table-row table:style-name="ro1">
          <table:table-cell office:value-type="string">
            <text:p>erase (sm,key) </text:p>
          </table:table-cell>
          <table:table-cell office:value-type="string">
            <text:p>erase (ss,key) </text:p>
          </table:table-cell>
          <table:table-cell office:value-type="string">
            <text:p>erase (smm,key) </text:p>
          </table:table-cell>
          <table:table-cell office:value-type="string">
            <text:p>erase (sms,key) </text:p>
          </table:table-cell>
          <table:table-cell office:value-type="string">
            <text:p>erase (shm,key) </text:p>
          </table:table-cell>
          <table:table-cell office:value-type="string">
            <text:p>erase (shs,key) </text:p>
          </table:table-cell>
          <table:table-cell office:value-type="string">
            <text:p>erase (sv, p)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wap sm1 sm2 </text:p>
          </table:table-cell>
          <table:table-cell table:style-name="ce7" office:value-type="string">
            <text:p>stl::swap ss1 ss2 </text:p>
          </table:table-cell>
          <table:table-cell table:style-name="ce7" office:value-type="string">
            <text:p>stl::swap smm1 smm2 </text:p>
          </table:table-cell>
          <table:table-cell table:style-name="ce7" office:value-type="string">
            <text:p>stl::swap sms1 sms2 </text:p>
          </table:table-cell>
          <table:table-cell table:style-name="ce7" office:value-type="string">
            <text:p>stl::swap shm1 shm2 </text:p>
          </table:table-cell>
          <table:table-cell table:style-name="ce7" office:value-type="string">
            <text:p>stl::swap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cces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 sm key </text:p>
          </table:table-cell>
          <table:table-cell table:style-name="ce6" office:value-type="string">
            <text:p>member ss key </text:p>
          </table:table-cell>
          <table:table-cell table:style-name="ce6" office:value-type="string">
            <text:p>member smm key </text:p>
          </table:table-cell>
          <table:table-cell table:style-name="ce6" office:value-type="string">
            <text:p>member sms key </text:p>
          </table:table-cell>
          <table:table-cell table:style-name="ce6" office:value-type="string">
            <text:p>member shm key </text:p>
          </table:table-cell>
          <table:table-cell table:style-name="ce6" office:value-type="string">
            <text:p>member shs key 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(!) sm key </text:p>
          </table:table-cell>
          <table:table-cell office:value-type="string">
            <text:p>(!) ss key </text:p>
          </table:table-cell>
          <table:table-cell table:style-name="ce5" office:value-type="string">
            <text:p>(!) smm key </text:p>
          </table:table-cell>
          <table:table-cell table:style-name="ce5" office:value-type="string">
            <text:p>(!) sms key </text:p>
          </table:table-cell>
          <table:table-cell table:style-name="ce5" office:value-type="string">
            <text:p>(!) shm key </text:p>
          </table:table-cell>
          <table:table-cell table:style-name="ce5" office:value-type="string">
            <text:p>(!) shs key </text:p>
          </table:table-cell>
          <table:table-cell office:value-type="string">
            <text:p>(!) sv p </text:p>
          </table:table-cell>
          <table:table-cell table:number-columns-repeated="2"/>
        </table:table-row>
        <table:table-row table:style-name="ro1">
          <table:table-cell office:value-type="string">
            <text:p>first sm </text:p>
          </table:table-cell>
          <table:table-cell office:value-type="string">
            <text:p>first ss </text:p>
          </table:table-cell>
          <table:table-cell table:style-name="ce5" office:value-type="string">
            <text:p>first smm </text:p>
          </table:table-cell>
          <table:table-cell table:style-name="ce5" office:value-type="string">
            <text:p>first sms </text:p>
          </table:table-cell>
          <table:table-cell table:style-name="ce5" table:number-columns-repeated="2"/>
          <table:table-cell office:value-type="string">
            <text:p>first sv </text:p>
          </table:table-cell>
          <table:table-cell table:number-columns-repeated="2"/>
        </table:table-row>
        <table:table-row table:style-name="ro1">
          <table:table-cell office:value-type="string">
            <text:p>last sm </text:p>
          </table:table-cell>
          <table:table-cell office:value-type="string">
            <text:p>last ss </text:p>
          </table:table-cell>
          <table:table-cell table:style-name="ce5" office:value-type="string">
            <text:p>last smm </text:p>
          </table:table-cell>
          <table:table-cell table:style-name="ce5" office:value-type="string">
            <text:p>last sms </text:p>
          </table:table-cell>
          <table:table-cell table:style-name="ce5" table:number-columns-repeated="2"/>
          <table:table-cell office:value-type="string">
            <text:p>last sv</text:p>
          </table:table-cell>
          <table:table-cell table:number-columns-repeated="2"/>
        </table:table-row>
        <table:table-row table:style-name="ro1">
          <table:table-cell office:value-type="string">
            <text:p>stl::next_key sm key </text:p>
          </table:table-cell>
          <table:table-cell office:value-type="string">
            <text:p>stl::next_key ss key </text:p>
          </table:table-cell>
          <table:table-cell office:value-type="string">
            <text:p>stl::next_key smm key </text:p>
          </table:table-cell>
          <table:table-cell office:value-type="string">
            <text:p>stl::next_key sms key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prev_key sm key </text:p>
          </table:table-cell>
          <table:table-cell table:style-name="ce7" office:value-type="string">
            <text:p>stl::prev_key ss key </text:p>
          </table:table-cell>
          <table:table-cell table:style-name="ce7" office:value-type="string">
            <text:p>stl::prev_key smm key </text:p>
          </table:table-cell>
          <table:table-cell table:style-name="ce7" office:value-type="string">
            <text:p>stl::prev_key sms key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Convers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s smrng </text:p>
          </table:table-cell>
          <table:table-cell table:style-name="ce6" office:value-type="string">
            <text:p>members ssrng </text:p>
          </table:table-cell>
          <table:table-cell table:style-name="ce6" office:value-type="string">
            <text:p>members smmrng </text:p>
          </table:table-cell>
          <table:table-cell table:style-name="ce6" office:value-type="string">
            <text:p>members smsrng </text:p>
          </table:table-cell>
          <table:table-cell table:style-name="ce6" office:value-type="string">
            <text:p>members shm </text:p>
          </table:table-cell>
          <table:table-cell table:style-name="ce6" office:value-type="string">
            <text:p>members shs </text:p>
          </table:table-cell>
          <table:table-cell table:style-name="ce8" office:value-type="string">
            <text:p>members svrng </text:p>
          </table:table-cell>
          <table:table-cell table:number-columns-repeated="2"/>
        </table:table-row>
        <table:table-row table:style-name="ro1">
          <table:table-cell office:value-type="string">
            <text:p>stream smrng </text:p>
          </table:table-cell>
          <table:table-cell office:value-type="string">
            <text:p>stream ssrng </text:p>
          </table:table-cell>
          <table:table-cell table:style-name="ce5" office:value-type="string">
            <text:p>stream smmrng </text:p>
          </table:table-cell>
          <table:table-cell table:style-name="ce5" office:value-type="string">
            <text:p>stream smsrng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keys smrng </text:p>
          </table:table-cell>
          <table:table-cell/>
          <table:table-cell office:value-type="string">
            <text:p>keys smmrng </text:p>
          </table:table-cell>
          <table:table-cell/>
          <table:table-cell office:value-type="string">
            <text:p>keys shm </text:p>
          </table:table-cell>
          <table:table-cell table:number-columns-repeated="4"/>
        </table:table-row>
        <table:table-row table:style-name="ro1">
          <table:table-cell office:value-type="string">
            <text:p>vals smrng </text:p>
          </table:table-cell>
          <table:table-cell/>
          <table:table-cell table:style-name="ce5" office:value-type="string">
            <text:p>vals smmrng </text:p>
          </table:table-cell>
          <table:table-cell table:style-name="ce5"/>
          <table:table-cell table:style-name="ce5" office:value-type="string">
            <text:p>vals shm 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stl::vector smrng </text:p>
          </table:table-cell>
          <table:table-cell office:value-type="string">
            <text:p>stl::vector ssrng </text:p>
          </table:table-cell>
          <table:table-cell office:value-type="string">
            <text:p>stl::vector smmrng </text:p>
          </table:table-cell>
          <table:table-cell office:value-type="string">
            <text:p>stl::vector smsrng </text:p>
          </table:table-cell>
          <table:table-cell office:value-type="string">
            <text:p>stl::vector shm </text:p>
          </table:table-cell>
          <table:table-cell office:value-type="string">
            <text:p>stl::vector shs </text:p>
          </table:table-cell>
          <table:table-cell office:value-type="string">
            <text:p>stl::vector svrng </text:p>
          </table:table-cell>
          <table:table-cell table:number-columns-repeated="2"/>
        </table:table-row>
        <table:table-row table:style-name="ro1">
          <table:table-cell office:value-type="string">
            <text:p>stlvec smrng </text:p>
          </table:table-cell>
          <table:table-cell office:value-type="string">
            <text:p>stlvec ssrng </text:p>
          </table:table-cell>
          <table:table-cell office:value-type="string">
            <text:p>stlvec smmrng</text:p>
          </table:table-cell>
          <table:table-cell office:value-type="string">
            <text:p>stlvec smsrng</text:p>
          </table:table-cell>
          <table:table-cell office:value-type="string">
            <text:p>stlvec shm</text:p>
          </table:table-cell>
          <table:table-cell office:value-type="string">
            <text:p>stlvec sh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const_stlvec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unctional Programming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tmap fun smrng </text:p>
          </table:table-cell>
          <table:table-cell table:style-name="ce6" office:value-type="string">
            <text:p>catmap fun ssrng </text:p>
          </table:table-cell>
          <table:table-cell table:style-name="ce6" office:value-type="string">
            <text:p>catmap fun smmrng </text:p>
          </table:table-cell>
          <table:table-cell table:style-name="ce6" office:value-type="string">
            <text:p>catmap fun smsrng </text:p>
          </table:table-cell>
          <table:table-cell table:style-name="ce6" office:value-type="string">
            <text:p>catmap fun shm </text:p>
          </table:table-cell>
          <table:table-cell table:style-name="ce6" office:value-type="string">
            <text:p>catmap fun shs </text:p>
          </table:table-cell>
          <table:table-cell table:style-name="ce8" office:value-type="string">
            <text:p>catmap fun svrng </text:p>
          </table:table-cell>
          <table:table-cell table:number-columns-repeated="2"/>
        </table:table-row>
        <table:table-row table:style-name="ro1">
          <table:table-cell office:value-type="string">
            <text:p>colcatmap fun smrng </text:p>
          </table:table-cell>
          <table:table-cell office:value-type="string">
            <text:p>colcatmap fun ssrng </text:p>
          </table:table-cell>
          <table:table-cell office:value-type="string">
            <text:p>colcatmap fun smmrng </text:p>
          </table:table-cell>
          <table:table-cell office:value-type="string">
            <text:p>colcatmap fun smsrng </text:p>
          </table:table-cell>
          <table:table-cell office:value-type="string">
            <text:p>colcatmap fun shm </text:p>
          </table:table-cell>
          <table:table-cell office:value-type="string">
            <text:p>colcatmap fun shs </text:p>
          </table:table-cell>
          <table:table-cell office:value-type="string">
            <text:p>colcatmap fun svrng </text:p>
          </table:table-cell>
          <table:table-cell table:number-columns-repeated="2"/>
        </table:table-row>
        <table:table-row table:style-name="ro1">
          <table:table-cell office:value-type="string">
            <text:p>colmap fun smrng </text:p>
          </table:table-cell>
          <table:table-cell office:value-type="string">
            <text:p>colmap fun ssrng </text:p>
          </table:table-cell>
          <table:table-cell office:value-type="string">
            <text:p>colmap fun smmrng </text:p>
          </table:table-cell>
          <table:table-cell office:value-type="string">
            <text:p>colmap fun smsrng </text:p>
          </table:table-cell>
          <table:table-cell office:value-type="string">
            <text:p>colmap fun shm </text:p>
          </table:table-cell>
          <table:table-cell office:value-type="string">
            <text:p>colmap fun shs </text:p>
          </table:table-cell>
          <table:table-cell office:value-type="string">
            <text:p>colmap fun svrng </text:p>
          </table:table-cell>
          <table:table-cell table:number-columns-repeated="2"/>
        </table:table-row>
        <table:table-row table:style-name="ro1">
          <table:table-cell office:value-type="string">
            <text:p>do fun smrng </text:p>
          </table:table-cell>
          <table:table-cell office:value-type="string">
            <text:p>do fun ssrng </text:p>
          </table:table-cell>
          <table:table-cell office:value-type="string">
            <text:p>do fun smmrng </text:p>
          </table:table-cell>
          <table:table-cell office:value-type="string">
            <text:p>do fun smsrng </text:p>
          </table:table-cell>
          <table:table-cell office:value-type="string">
            <text:p>do fun shm </text:p>
          </table:table-cell>
          <table:table-cell office:value-type="string">
            <text:p>do fun shs </text:p>
          </table:table-cell>
          <table:table-cell office:value-type="string">
            <text:p>do fun svrng </text:p>
          </table:table-cell>
          <table:table-cell table:number-columns-repeated="2"/>
        </table:table-row>
        <table:table-row table:style-name="ro1">
          <table:table-cell office:value-type="string">
            <text:p>filter p smrng </text:p>
          </table:table-cell>
          <table:table-cell office:value-type="string">
            <text:p>filter p ssrng </text:p>
          </table:table-cell>
          <table:table-cell office:value-type="string">
            <text:p>filter p smmrng </text:p>
          </table:table-cell>
          <table:table-cell office:value-type="string">
            <text:p>filter p smsrng </text:p>
          </table:table-cell>
          <table:table-cell office:value-type="string">
            <text:p>filter p shm </text:p>
          </table:table-cell>
          <table:table-cell office:value-type="string">
            <text:p>filter p shs </text:p>
          </table:table-cell>
          <table:table-cell office:value-type="string">
            <text:p>filter p svrng </text:p>
          </table:table-cell>
          <table:table-cell table:number-columns-repeated="2"/>
        </table:table-row>
        <table:table-row table:style-name="ro1">
          <table:table-cell office:value-type="string">
            <text:p>foldl fun x smrng </text:p>
          </table:table-cell>
          <table:table-cell office:value-type="string">
            <text:p>foldl fun x ssrng </text:p>
          </table:table-cell>
          <table:table-cell office:value-type="string">
            <text:p>foldl fun x smmrng </text:p>
          </table:table-cell>
          <table:table-cell office:value-type="string">
            <text:p>foldl fun x smsrng </text:p>
          </table:table-cell>
          <table:table-cell office:value-type="string">
            <text:p>foldl fun x shm </text:p>
          </table:table-cell>
          <table:table-cell office:value-type="string">
            <text:p>foldl fun x shs </text:p>
          </table:table-cell>
          <table:table-cell office:value-type="string">
            <text:p>foldl fun x svrng </text:p>
          </table:table-cell>
          <table:table-cell table:number-columns-repeated="2"/>
        </table:table-row>
        <table:table-row table:style-name="ro1">
          <table:table-cell office:value-type="string">
            <text:p>foldl1 fun smrng </text:p>
          </table:table-cell>
          <table:table-cell office:value-type="string">
            <text:p>foldl1 fun ssrng </text:p>
          </table:table-cell>
          <table:table-cell office:value-type="string">
            <text:p>foldl1 fun smmrng </text:p>
          </table:table-cell>
          <table:table-cell office:value-type="string">
            <text:p>foldl1 fun smsrng </text:p>
          </table:table-cell>
          <table:table-cell office:value-type="string">
            <text:p>foldl1 fun shm </text:p>
          </table:table-cell>
          <table:table-cell office:value-type="string">
            <text:p>foldl1 fun shs </text:p>
          </table:table-cell>
          <table:table-cell office:value-type="string">
            <text:p>foldl1 fun svrng </text:p>
          </table:table-cell>
          <table:table-cell table:number-columns-repeated="2"/>
        </table:table-row>
        <table:table-row table:style-name="ro1">
          <table:table-cell office:value-type="string">
            <text:p>foldr fun x smrng </text:p>
          </table:table-cell>
          <table:table-cell office:value-type="string">
            <text:p>foldr fun x ssrng </text:p>
          </table:table-cell>
          <table:table-cell office:value-type="string">
            <text:p>foldr fun x smmrng </text:p>
          </table:table-cell>
          <table:table-cell office:value-type="string">
            <text:p>foldr fun x smsrng </text:p>
          </table:table-cell>
          <table:table-cell table:number-columns-repeated="2"/>
          <table:table-cell office:value-type="string">
            <text:p>foldr fun x svrng </text:p>
          </table:table-cell>
          <table:table-cell table:number-columns-repeated="2"/>
        </table:table-row>
        <table:table-row table:style-name="ro1">
          <table:table-cell office:value-type="string">
            <text:p>foldr1 fun smrng </text:p>
          </table:table-cell>
          <table:table-cell office:value-type="string">
            <text:p>foldr1 fun ssrng </text:p>
          </table:table-cell>
          <table:table-cell office:value-type="string">
            <text:p>foldr1 fun smmrng </text:p>
          </table:table-cell>
          <table:table-cell office:value-type="string">
            <text:p>foldr1 fun smsrng </text:p>
          </table:table-cell>
          <table:table-cell table:number-columns-repeated="2"/>
          <table:table-cell office:value-type="string">
            <text:p>foldr1 fun svrng </text:p>
          </table:table-cell>
          <table:table-cell table:number-columns-repeated="2"/>
        </table:table-row>
        <table:table-row table:style-name="ro1">
          <table:table-cell office:value-type="string">
            <text:p>listmap fun smrng </text:p>
          </table:table-cell>
          <table:table-cell office:value-type="string">
            <text:p>listmap fun ssrng </text:p>
          </table:table-cell>
          <table:table-cell office:value-type="string">
            <text:p>listmap fun smmrng </text:p>
          </table:table-cell>
          <table:table-cell office:value-type="string">
            <text:p>listmap fun smsrng </text:p>
          </table:table-cell>
          <table:table-cell office:value-type="string">
            <text:p>listmap fun shm </text:p>
          </table:table-cell>
          <table:table-cell office:value-type="string">
            <text:p>listmap fun shs </text:p>
          </table:table-cell>
          <table:table-cell office:value-type="string">
            <text:p>listmap fun svrng </text:p>
          </table:table-cell>
          <table:table-cell table:number-columns-repeated="2"/>
        </table:table-row>
        <table:table-row table:style-name="ro1">
          <table:table-cell office:value-type="string">
            <text:p>map fun smrng </text:p>
          </table:table-cell>
          <table:table-cell office:value-type="string">
            <text:p>map fun ssrng </text:p>
          </table:table-cell>
          <table:table-cell office:value-type="string">
            <text:p>map fun smmrng </text:p>
          </table:table-cell>
          <table:table-cell office:value-type="string">
            <text:p>map fun smsrng </text:p>
          </table:table-cell>
          <table:table-cell office:value-type="string">
            <text:p>map fun shm </text:p>
          </table:table-cell>
          <table:table-cell office:value-type="string">
            <text:p>map fun shs </text:p>
          </table:table-cell>
          <table:table-cell office:value-type="string">
            <text:p>map fun svrng </text:p>
          </table:table-cell>
          <table:table-cell table:number-columns-repeated="2"/>
        </table:table-row>
        <table:table-row table:style-name="ro1">
          <table:table-cell office:value-type="string">
            <text:p>rowcatmap fun smrng </text:p>
          </table:table-cell>
          <table:table-cell office:value-type="string">
            <text:p>rowcatmap fun ssrng </text:p>
          </table:table-cell>
          <table:table-cell office:value-type="string">
            <text:p>rowcatmap fun smmrng </text:p>
          </table:table-cell>
          <table:table-cell office:value-type="string">
            <text:p>rowcatmap fun smsrng </text:p>
          </table:table-cell>
          <table:table-cell office:value-type="string">
            <text:p>rowcatmap fun shm </text:p>
          </table:table-cell>
          <table:table-cell office:value-type="string">
            <text:p>rowcatmap fun shs </text:p>
          </table:table-cell>
          <table:table-cell office:value-type="string">
            <text:p>rowcatmap fun svrng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owmap fun smrng </text:p>
          </table:table-cell>
          <table:table-cell table:style-name="ce7" office:value-type="string">
            <text:p>rowmap fun ssrng </text:p>
          </table:table-cell>
          <table:table-cell table:style-name="ce7" office:value-type="string">
            <text:p>rowmap fun smmrng </text:p>
          </table:table-cell>
          <table:table-cell table:style-name="ce7" office:value-type="string">
            <text:p>rowmap fun smsrng </text:p>
          </table:table-cell>
          <table:table-cell table:style-name="ce7" office:value-type="string">
            <text:p>rowmap fun shm </text:p>
          </table:table-cell>
          <table:table-cell table:style-name="ce7" office:value-type="string">
            <text:p>rowmap fun shs </text:p>
          </table:table-cell>
          <table:table-cell table:style-name="ce10" office:value-type="string">
            <text:p>rowmap fun svrng 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mparis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==) sm1 sm2 </text:p>
          </table:table-cell>
          <table:table-cell table:style-name="ce6" office:value-type="string">
            <text:p>(==) ss1 ss2 </text:p>
          </table:table-cell>
          <table:table-cell table:style-name="ce6" office:value-type="string">
            <text:p>(==) smm1 smm2 </text:p>
          </table:table-cell>
          <table:table-cell table:style-name="ce6" office:value-type="string">
            <text:p>(==) sms1 sms2 </text:p>
          </table:table-cell>
          <table:table-cell table:style-name="ce6" office:value-type="string">
            <text:p>(==) shm1 shm2 </text:p>
          </table:table-cell>
          <table:table-cell table:style-name="ce6" office:value-type="string">
            <text:p>(==) shs1 shs2 </text:p>
          </table:table-cell>
          <table:table-cell table:style-name="ce8" office:value-type="string">
            <text:p>(==) sv1 sv2 </text:p>
          </table:table-cell>
          <table:table-cell table:number-columns-repeated="2"/>
        </table:table-row>
        <table:table-row table:style-name="ro1">
          <table:table-cell office:value-type="string">
            <text:p>(~=) sm1 sm2 </text:p>
          </table:table-cell>
          <table:table-cell office:value-type="string">
            <text:p>(~=) ss1 ss2 </text:p>
          </table:table-cell>
          <table:table-cell office:value-type="string">
            <text:p>(~=) smm1 smm2 </text:p>
          </table:table-cell>
          <table:table-cell office:value-type="string">
            <text:p>(~=) sms1 sms2 </text:p>
          </table:table-cell>
          <table:table-cell office:value-type="string">
            <text:p>(~=) shm1 shm2 </text:p>
          </table:table-cell>
          <table:table-cell office:value-type="string">
            <text:p>(~=) shs1 shs2 </text:p>
          </table:table-cell>
          <table:table-cell office:value-type="string">
            <text:p>(~=) sv1 sv2 </text:p>
          </table:table-cell>
          <table:table-cell table:number-columns-repeated="2"/>
        </table:table-row>
        <table:table-row table:style-name="ro1">
          <table:table-cell office:value-type="string">
            <text:p>(&gt;) smrng1 smrng2 </text:p>
          </table:table-cell>
          <table:table-cell office:value-type="string">
            <text:p>(&gt;) ssrng1 ssrng2 </text:p>
          </table:table-cell>
          <table:table-cell office:value-type="string">
            <text:p>(&gt;) smmrng1 smmrng2 </text:p>
          </table:table-cell>
          <table:table-cell office:value-type="string">
            <text:p>(&gt;) smsrng1 smsrng2 </text:p>
          </table:table-cell>
          <table:table-cell table:number-columns-repeated="5"/>
        </table:table-row>
        <table:table-row table:style-name="ro1">
          <table:table-cell office:value-type="string">
            <text:p>(&gt;=) smrng1 smrng2 </text:p>
          </table:table-cell>
          <table:table-cell office:value-type="string">
            <text:p>(&gt;=) ssrng1 ssrng2 </text:p>
          </table:table-cell>
          <table:table-cell office:value-type="string">
            <text:p>(&gt;=) smmrng1 smmrng2 </text:p>
          </table:table-cell>
          <table:table-cell office:value-type="string">
            <text:p>(&gt;=) smsrng1 smsrng2 </text:p>
          </table:table-cell>
          <table:table-cell table:number-columns-repeated="5"/>
        </table:table-row>
        <table:table-row table:style-name="ro1">
          <table:table-cell office:value-type="string">
            <text:p>(&lt;) smrng1 smrng2 </text:p>
          </table:table-cell>
          <table:table-cell office:value-type="string">
            <text:p>(&lt;) ssrng1 ssrng2 </text:p>
          </table:table-cell>
          <table:table-cell table:style-name="ce5" office:value-type="string">
            <text:p>(&lt;) smmrng1 smmrng2 </text:p>
          </table:table-cell>
          <table:table-cell table:style-name="ce5" office:value-type="string">
            <text:p>(&lt;) smsrng1 smsrng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&lt;=) smrng1 smrng2 </text:p>
          </table:table-cell>
          <table:table-cell office:value-type="string">
            <text:p>(&lt;=) ssrng1 ssrng2 </text:p>
          </table:table-cell>
          <table:table-cell office:value-type="string">
            <text:p>(&lt;=) smmrng1 smmrng2 </text:p>
          </table:table-cell>
          <table:table-cell office:value-type="string">
            <text:p>(&lt;=)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equal smrng1 smrng2 </text:p>
          </table:table-cell>
          <table:table-cell table:style-name="ce7" office:value-type="string">
            <text:p>stl::map_equal ssrng1 ssrng2 </text:p>
          </table:table-cell>
          <table:table-cell table:style-name="ce7" office:value-type="string">
            <text:p>stl::map_equal smmrng1 smmrng2 </text:p>
          </table:table-cell>
          <table:table-cell table:style-name="ce7" office:value-type="string">
            <text:p>stl::map_equal smsrng1 smsrng2 </text:p>
          </table:table-cell>
          <table:table-cell table:style-name="ce7" office:value-type="string">
            <text:p>stl::map_equal shm1 shm2 </text:p>
          </table:table-cell>
          <table:table-cell table:style-name="ce7" office:value-type="string">
            <text:p>stl::map_equal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et Operat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map_difference smrng1 smrng2 </text:p>
          </table:table-cell>
          <table:table-cell table:style-name="ce6" office:value-type="string">
            <text:p>stl::map_difference ssrng1 ssrng2 </text:p>
          </table:table-cell>
          <table:table-cell table:style-name="ce6" office:value-type="string">
            <text:p>stl::map_difference smmrng1 smmrng2 </text:p>
          </table:table-cell>
          <table:table-cell table:style-name="ce6" office:value-type="string">
            <text:p>stl::map_difference smsrng1 smsrng2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map_includes smrng1 smrng2 </text:p>
          </table:table-cell>
          <table:table-cell office:value-type="string">
            <text:p>stl::map_includes ssrng1 ssrng2 </text:p>
          </table:table-cell>
          <table:table-cell office:value-type="string">
            <text:p>stl::map_includes smmrng1 smmrng2 </text:p>
          </table:table-cell>
          <table:table-cell office:value-type="string">
            <text:p>stl::map_includes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intersection smrng1 smrng2 </text:p>
          </table:table-cell>
          <table:table-cell office:value-type="string">
            <text:p>stl::map_intersection ssrng1 ssrng2 </text:p>
          </table:table-cell>
          <table:table-cell office:value-type="string">
            <text:p>stl::map_intersection smmrng1 smmrng2 </text:p>
          </table:table-cell>
          <table:table-cell office:value-type="string">
            <text:p>stl::map_intersection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merge smrng1 smrng2 </text:p>
          </table:table-cell>
          <table:table-cell office:value-type="string">
            <text:p>stl::map_merge ssrng1 ssrng2 </text:p>
          </table:table-cell>
          <table:table-cell office:value-type="string">
            <text:p>stl::map_merge smmrng1 smmrng2 </text:p>
          </table:table-cell>
          <table:table-cell office:value-type="string">
            <text:p>stl::map_merge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symmetric_difference smrng1 smrng2 </text:p>
          </table:table-cell>
          <table:table-cell office:value-type="string">
            <text:p>stl::map_symmetric_difference ssrng1 ssrng2 </text:p>
          </table:table-cell>
          <table:table-cell office:value-type="string">
            <text:p>stl::map_symmetric_difference smmrng1 smmrng2 </text:p>
          </table:table-cell>
          <table:table-cell office:value-type="string">
            <text:p>stl::map_symmetric_difference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union smrng1 smrng2 </text:p>
          </table:table-cell>
          <table:table-cell table:style-name="ce7" office:value-type="string">
            <text:p>stl::map_union ssrng1 ssrng2 </text:p>
          </table:table-cell>
          <table:table-cell table:style-name="ce7" office:value-type="string">
            <text:p>stl::map_union smmrng1 smmrng2 </text:p>
          </table:table-cell>
          <table:table-cell table:style-name="ce7" office:value-type="string">
            <text:p>stl::map_union smsrng1 smsrng2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Direct C Call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sm_member sm key</text:p>
          </table:table-cell>
          <table:table-cell table:style-name="ce6" office:value-type="string">
            <text:p>stl::ss_member ss key</text:p>
          </table:table-cell>
          <table:table-cell table:style-name="ce6" office:value-type="string">
            <text:p>stl::smm_member smm key</text:p>
          </table:table-cell>
          <table:table-cell table:style-name="ce6" office:value-type="string">
            <text:p>stl::sms_member sms key</text:p>
          </table:table-cell>
          <table:table-cell table:style-name="ce6" office:value-type="string">
            <text:p>stl::shm_member shm key</text:p>
          </table:table-cell>
          <table:table-cell table:style-name="ce6" office:value-type="string">
            <text:p>stl::shs_member shs key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tl::sm_get sm key</text:p>
          </table:table-cell>
          <table:table-cell office:value-type="string">
            <text:p>stl::ss_get ss key</text:p>
          </table:table-cell>
          <table:table-cell office:value-type="string">
            <text:p>stl::smm_get smm key</text:p>
          </table:table-cell>
          <table:table-cell office:value-type="string">
            <text:p>stl::sms_get sms key</text:p>
          </table:table-cell>
          <table:table-cell office:value-type="string">
            <text:p>stl::shm_get shm key</text:p>
          </table:table-cell>
          <table:table-cell office:value-type="string">
            <text:p>stl::shs_get shs key</text:p>
          </table:table-cell>
          <table:table-cell office:value-type="string">
            <text:p>stl::sv_get sv in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m_put sm key val</text:p>
          </table:table-cell>
          <table:table-cell table:style-name="ce7" office:value-type="string">
            <text:p>stl::ss_put ss key val</text:p>
          </table:table-cell>
          <table:table-cell table:style-name="ce7" office:value-type="string">
            <text:p>stl::smm_put smm key val</text:p>
          </table:table-cell>
          <table:table-cell table:style-name="ce7" office:value-type="string">
            <text:p>stl::sms_put sms key val</text:p>
          </table:table-cell>
          <table:table-cell table:style-name="ce7" office:value-type="string">
            <text:p>stl::shm_put shm key val</text:p>
          </table:table-cell>
          <table:table-cell table:style-name="ce7" office:value-type="string">
            <text:p>stl::shs_put shs key val</text:p>
          </table:table-cell>
          <table:table-cell table:style-name="ce10" office:value-type="string">
            <text:p>stl::sv_put sv int v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terator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begin sm </text:p>
          </table:table-cell>
          <table:table-cell table:style-name="ce6" office:value-type="string">
            <text:p>stl::begin ss </text:p>
          </table:table-cell>
          <table:table-cell table:style-name="ce6" office:value-type="string">
            <text:p>stl::begin smm </text:p>
          </table:table-cell>
          <table:table-cell table:style-name="ce6" office:value-type="string">
            <text:p>stl::begin sms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pastend sm </text:p>
          </table:table-cell>
          <table:table-cell office:value-type="string">
            <text:p>stl::pastend ss </text:p>
          </table:table-cell>
          <table:table-cell office:value-type="string">
            <text:p>stl::pastend smm </text:p>
          </table:table-cell>
          <table:table-cell office:value-type="string">
            <text:p>stl::pastend sms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 sm key </text:p>
          </table:table-cell>
          <table:table-cell office:value-type="string">
            <text:p>stl::find ss key </text:p>
          </table:table-cell>
          <table:table-cell office:value-type="string">
            <text:p>stl::find smm key </text:p>
          </table:table-cell>
          <table:table-cell office:value-type="string">
            <text:p>stl::fi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_with_default</text:p>
          </table:table-cell>
          <table:table-cell/>
          <table:table-cell table:style-name="ce5" office:value-type="string">
            <text:p>stl::find_with_default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terator smitr </text:p>
          </table:table-cell>
          <table:table-cell office:value-type="string">
            <text:p>stl::iterator ssitr </text:p>
          </table:table-cell>
          <table:table-cell office:value-type="string">
            <text:p>stl::iterator smmitr </text:p>
          </table:table-cell>
          <table:table-cell office:value-type="string">
            <text:p>stl::iterator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_bound sm key </text:p>
          </table:table-cell>
          <table:table-cell office:value-type="string">
            <text:p>stl::l_bound ss key </text:p>
          </table:table-cell>
          <table:table-cell office:value-type="string">
            <text:p>stl::l_bound smm key </text:p>
          </table:table-cell>
          <table:table-cell office:value-type="string">
            <text:p>stl::l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u_bound sm key </text:p>
          </table:table-cell>
          <table:table-cell office:value-type="string">
            <text:p>stl::u_bound ss key </text:p>
          </table:table-cell>
          <table:table-cell table:style-name="ce5" office:value-type="string">
            <text:p>stl::u_bound smm key </text:p>
          </table:table-cell>
          <table:table-cell table:style-name="ce5" office:value-type="string">
            <text:p>stl::u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u_bounds sm key </text:p>
          </table:table-cell>
          <table:table-cell office:value-type="string">
            <text:p>stl::lu_bounds ss key </text:p>
          </table:table-cell>
          <table:table-cell office:value-type="string">
            <text:p>stl::lu_bounds smm key </text:p>
          </table:table-cell>
          <table:table-cell office:value-type="string">
            <text:p>stl::lu_bounds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range_info smrng </text:p>
          </table:table-cell>
          <table:table-cell office:value-type="string">
            <text:p>stl::range_info ssrng </text:p>
          </table:table-cell>
          <table:table-cell office:value-type="string">
            <text:p>stl::range_info smmrng </text:p>
          </table:table-cell>
          <table:table-cell office:value-type="string">
            <text:p>stl::range_info smsrng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nc smitr </text:p>
          </table:table-cell>
          <table:table-cell office:value-type="string">
            <text:p>stl::inc ssitr </text:p>
          </table:table-cell>
          <table:table-cell office:value-type="string">
            <text:p>stl::inc smmitr </text:p>
          </table:table-cell>
          <table:table-cell office:value-type="string">
            <text:p>stl::in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dec smitr </text:p>
          </table:table-cell>
          <table:table-cell office:value-type="string">
            <text:p>stl::dec ssitr </text:p>
          </table:table-cell>
          <table:table-cell office:value-type="string">
            <text:p>stl::dec smmitr </text:p>
          </table:table-cell>
          <table:table-cell office:value-type="string">
            <text:p>stl::de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move smitr n </text:p>
          </table:table-cell>
          <table:table-cell office:value-type="string">
            <text:p>stl::move ssitr n </text:p>
          </table:table-cell>
          <table:table-cell office:value-type="string">
            <text:p>stl::move smmitr n </text:p>
          </table:table-cell>
          <table:table-cell office:value-type="string">
            <text:p>stl::move smsitr n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==) smitr1 smitr2 </text:p>
          </table:table-cell>
          <table:table-cell office:value-type="string">
            <text:p>(==) ssitr1 ssitr2 </text:p>
          </table:table-cell>
          <table:table-cell table:style-name="ce5" office:value-type="string">
            <text:p>(==) smmitr1 smmitr2 </text:p>
          </table:table-cell>
          <table:table-cell table:style-name="ce5" office:value-type="string">
            <text:p>(==) smsitr1 smsitr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beginp smitr </text:p>
          </table:table-cell>
          <table:table-cell office:value-type="string">
            <text:p>stl::beginp ssitr </text:p>
          </table:table-cell>
          <table:table-cell office:value-type="string">
            <text:p>stl::beginp smmitr </text:p>
          </table:table-cell>
          <table:table-cell office:value-type="string">
            <text:p>stl::beginp smsitr </text:p>
          </table:table-cell>
          <table:table-cell table:number-columns-repeated="5"/>
        </table:table-row>
        <table:table-row table:style-name="ro1">
          <table:table-cell office:value-type="string">
            <text:p>stl::endp smitr </text:p>
          </table:table-cell>
          <table:table-cell office:value-type="string">
            <text:p>stl::endp ssitr </text:p>
          </table:table-cell>
          <table:table-cell office:value-type="string">
            <text:p>stl::endp smmitr </text:p>
          </table:table-cell>
          <table:table-cell office:value-type="string">
            <text:p>stl::endp smsitr </text:p>
          </table:table-cell>
          <table:table-cell table:number-columns-repeated="5"/>
        </table:table-row>
        <table:table-row table:style-name="ro1">
          <table:table-cell office:value-type="string">
            <text:p>stl::get_info smitr </text:p>
          </table:table-cell>
          <table:table-cell office:value-type="string">
            <text:p>stl::get_info ssitr </text:p>
          </table:table-cell>
          <table:table-cell office:value-type="string">
            <text:p>stl::get_info smmitr </text:p>
          </table:table-cell>
          <table:table-cell office:value-type="string">
            <text:p>stl::get_info smsitr </text:p>
          </table:table-cell>
          <table:table-cell table:number-columns-repeated="5"/>
        </table:table-row>
        <table:table-row table:style-name="ro1">
          <table:table-cell office:value-type="string">
            <text:p>stl::get smitr </text:p>
          </table:table-cell>
          <table:table-cell office:value-type="string">
            <text:p>stl::get ssitr </text:p>
          </table:table-cell>
          <table:table-cell office:value-type="string">
            <text:p>stl::get smmitr </text:p>
          </table:table-cell>
          <table:table-cell office:value-type="string">
            <text:p>stl::get smsitr </text:p>
          </table:table-cell>
          <table:table-cell table:number-columns-repeated="5"/>
        </table:table-row>
        <table:table-row table:style-name="ro1">
          <table:table-cell office:value-type="string">
            <text:p>stl::get_key smitr </text:p>
          </table:table-cell>
          <table:table-cell office:value-type="string">
            <text:p>stl::get_key ssitr </text:p>
          </table:table-cell>
          <table:table-cell office:value-type="string">
            <text:p>stl::get_key smmitr </text:p>
          </table:table-cell>
          <table:table-cell office:value-type="string">
            <text:p>stl::get_key smsitr </text:p>
          </table:table-cell>
          <table:table-cell table:number-columns-repeated="5"/>
        </table:table-row>
        <table:table-row table:style-name="ro1">
          <table:table-cell office:value-type="string">
            <text:p>stl::get_val smitr </text:p>
          </table:table-cell>
          <table:table-cell office:value-type="string">
            <text:p>stl::get_val ssitr </text:p>
          </table:table-cell>
          <table:table-cell office:value-type="string">
            <text:p>stl::get_val smmitr </text:p>
          </table:table-cell>
          <table:table-cell office:value-type="string">
            <text:p>stl::get_val smsitr </text:p>
          </table:table-cell>
          <table:table-cell table:number-columns-repeated="5"/>
        </table:table-row>
        <table:table-row table:style-name="ro1">
          <table:table-cell office:value-type="string">
            <text:p>put smitr val </text:p>
          </table:table-cell>
          <table:table-cell office:value-type="string">
            <text:p>put ssitr val </text:p>
          </table:table-cell>
          <table:table-cell office:value-type="string">
            <text:p>put smmitr val </text:p>
          </table:table-cell>
          <table:table-cell office:value-type="string">
            <text:p>put smsitr val </text:p>
          </table:table-cell>
          <table:table-cell table:number-columns-repeated="5"/>
        </table:table-row>
        <table:table-row table:style-name="ro1">
          <table:table-cell office:value-type="string">
            <text:p>stl::insert_elm sm (elm,smitr) </text:p>
          </table:table-cell>
          <table:table-cell office:value-type="string">
            <text:p>stl::insert_elm ss (elm,ssitr) </text:p>
          </table:table-cell>
          <table:table-cell office:value-type="string">
            <text:p>stl::insert_elm smm (elm, p) </text:p>
          </table:table-cell>
          <table:table-cell office:value-type="string">
            <text:p>stl::insert_elm sms (elm, p) </text:p>
          </table:table-cell>
          <table:table-cell table:number-columns-repeated="5"/>
        </table:table-row>
        <table:table-row table:style-name="ro1">
          <table:table-cell office:value-type="string">
            <text:p>stl::insert_elm sm elm </text:p>
          </table:table-cell>
          <table:table-cell office:value-type="string">
            <text:p>stl::insert_elm ss elm </text:p>
          </table:table-cell>
          <table:table-cell office:value-type="string">
            <text:p>stl::insert_elm smm elm </text:p>
          </table:table-cell>
          <table:table-cell office:value-type="string">
            <text:p>stl::insert_elm sms elm </text:p>
          </table:table-cell>
          <table:table-cell table:number-columns-repeated="5"/>
        </table:table-row>
        <table:table-row table:style-name="ro1">
          <table:table-cell office:value-type="string">
            <text:p>erase (sm,smitr1, smitr2) </text:p>
          </table:table-cell>
          <table:table-cell office:value-type="string">
            <text:p>erase (ss,ssitr1, ssitr2) </text:p>
          </table:table-cell>
          <table:table-cell office:value-type="string">
            <text:p>erase (smm,smmitr1, smmitr2) </text:p>
          </table:table-cell>
          <table:table-cell office:value-type="string">
            <text:p>erase (sms,smsitr1, smsitr2)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rase (sm,smitr) </text:p>
          </table:table-cell>
          <table:table-cell table:style-name="ce7" office:value-type="string">
            <text:p>erase (ss,ssitr) </text:p>
          </table:table-cell>
          <table:table-cell table:style-name="ce7" office:value-type="string">
            <text:p>erase (smm,smmitr) </text:p>
          </table:table-cell>
          <table:table-cell table:style-name="ce7" office:value-type="string">
            <text:p>erase (sms,smsitr)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Key to Abbreviations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eaning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sm</text:p>
          </table:table-cell>
          <table:table-cell table:style-name="ce8" office:value-type="string">
            <text:p>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</text:p>
          </table:table-cell>
          <table:table-cell table:style-name="ce9" office:value-type="string">
            <text:p>a stlset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</text:p>
          </table:table-cell>
          <table:table-cell table:style-name="ce9" office:value-type="string">
            <text:p>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s</text:p>
          </table:table-cell>
          <table:table-cell table:style-name="ce9" office:value-type="string">
            <text:p>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m</text:p>
          </table:table-cell>
          <table:table-cell table:style-name="ce9" office:value-type="string">
            <text:p>a stlh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s</text:p>
          </table:table-cell>
          <table:table-cell table:style-name="ce9" office:value-type="string">
            <text:p>a stlh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rng</text:p>
          </table:table-cell>
          <table:table-cell table:style-name="ce9" office:value-type="string">
            <text:p>a range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rng</text:p>
          </table:table-cell>
          <table:table-cell table:style-name="ce9" office:value-type="string">
            <text:p>a range defined on a stl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rng</text:p>
          </table:table-cell>
          <table:table-cell table:style-name="ce9" office:value-type="string">
            <text:p>a range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set</text:p>
          </table:table-cell>
          <table:table-cell table:style-name="ce9" office:value-type="string">
            <text:p>a range defined on 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rng</text:p>
          </table:table-cell>
          <table:table-cell table:style-name="ce9" office:value-type="string">
            <text:p>a range defined on 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itr</text:p>
          </table:table-cell>
          <table:table-cell table:style-name="ce9" office:value-type="string">
            <text:p>an iterator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itr</text:p>
          </table:table-cell>
          <table:table-cell table:style-name="ce9" office:value-type="string">
            <text:p>an iterator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an in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key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al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elm</text:p>
          </table:table-cell>
          <table:table-cell table:style-name="ce9" office:value-type="string">
            <text:p>an element - for map: (key=&gt;val), for set val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xs</text:p>
          </table:table-cell>
          <table:table-cell table:style-name="ce9" office:value-type="string">
            <text:p>a list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a vector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fun</text:p>
          </table:table-cell>
          <table:table-cell table:style-name="ce10" office:value-type="string">
            <text:p>a func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</table:table>
      <table:database-ranges>
        <table:database-range table:target-range-address="Sheet1.A3:Sheet1.D14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61in" fo:margin-bottom="0.7874in" style:shadow="none" style:scale-to-X="1" style:writing-mode="lr-tb"/>
      <style:header-style>
        <style:header-footer-properties fo:min-height="0.6693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/>
    </style:style>
  </office:automatic-styles>
  <office:master-styles>
    <style:master-page style:name="Default" style:page-layout-name="Mpm1">
      <style:header>
        <style:region-left>
          <text:p><text:span text:style-name="MT1">Cheatsheet for pure-stllib Containers</text:span></text:p>
          <text:p><text:span text:style-name="MT1">2012-03-02</text:span>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07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07:58:42</dc:date>
    <dc:creator>Peter Summerland</dc:creator>
    <meta:generator>LibreOffice/3.3$Linux LibreOffice_project/330m19$Build-401</meta:generator>
    <meta:editing-duration>PT7H51M58S</meta:editing-duration>
    <meta:editing-cycles>98</meta:editing-cycles>
    <meta:printed-by>Peter Summerland</meta:printed-by>
    <meta:print-date>2012-02-18T10:34:21</meta:print-date>
    <meta:document-statistic meta:table-count="1" meta:cell-count="604" meta:object-count="0"/>
  </office:meta>
</office:document-meta>
</file>